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ca0ca" officeooo:paragraph-rsid="001ca0ca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officeooo:rsid="001ca0ca" officeooo:paragraph-rsid="001ca0ca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officeooo:rsid="001ca57c" officeooo:paragraph-rsid="001ca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vernment: The Constitution</text:p>
      <text:p text:style-name="P2">A social contract is an agreement between the people and the governement in which the people agree to let the government govern them.</text:p>
      <text:p text:style-name="P2"/>
      <text:p text:style-name="P3">A government's role in a social contract is to provide order to societ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8:28.997338231</meta:creation-date>
    <dc:date>2014-10-09T20:52:32.481924886</dc:date>
    <meta:editing-duration>PT9H43M14S</meta:editing-duration>
    <meta:editing-cycles>2</meta:editing-cycles>
    <meta:generator>LibreOffice/4.3.2.2.0$Linux_X86_64 LibreOffice_project/430m0$Build-2</meta:generator>
    <meta:document-statistic meta:table-count="0" meta:image-count="0" meta:object-count="0" meta:page-count="1" meta:paragraph-count="3" meta:word-count="39" meta:character-count="233" meta:non-whitespace-character-count="197"/>
  </office:meta>
</office:document-meta>
</file>